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2.3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3" style:family="table-cell" style:parent-style-name="Default">
      <style:text-properties style:font-name="Arial" fo:font-size="14pt" style:font-size-asian="14pt" style:font-name-complex="Arial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style-name="ce1" office:value-type="string" calcext:value-type="string">
            <text:p>รายการ</text:p>
          </table:table-cell>
          <table:table-cell table:style-name="ce1" office:value-type="string" calcext:value-type="string">
            <text:p>จำนวน</text:p>
          </table:table-cell>
          <table:table-cell table:style-name="ce1" office:value-type="string" calcext:value-type="string">
            <text:p>ราคาต่อชิ้น</text:p>
          </table:table-cell>
          <table:table-cell table:style-name="ce1" office:value-type="string" calcext:value-type="string">
            <text:p>ราคารวม</text:p>
          </table:table-cell>
          <table:table-cell table:style-name="ce1" office:value-type="string" calcext:value-type="string">
            <text:p>ลิงก์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เซ็นเซอร์หยดน้ำ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matrix-columns-spanned="1" table:number-matrix-rows-spanned="1" table:formula="of:=MMULT([.B2];[.C2])" office:value-type="float" office:value="280" calcext:value-type="float">
            <text:p>280</text:p>
          </table:table-cell>
          <table:table-cell office:value-type="string" calcext:value-type="string">
            <text:p><text:a xlink:href="https://www.analogread.com/product/190/water-sensor-เซนเซอร" xlink:type="simple">https://www.analogread.com/product/190/water-sensor-เซนเซอร</text:a>์ตรวจจับน้ำ-สต็อกไทยส่งไว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สาย jump ผู้-ผู้ (40 เส้น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matrix-columns-spanned="1" table:number-matrix-rows-spanned="1" table:formula="of:=MMULT([.B3];[.C3])" office:value-type="float" office:value="160" calcext:value-type="float">
            <text:p>160</text:p>
          </table:table-cell>
          <table:table-cell office:value-type="string" calcext:value-type="string">
            <text:p><text:a xlink:href="https://www.analogread.com/product/67/jump-wire-สายจ" xlink:type="simple">https://www.analogread.com/product/67/jump-wire-สายจ</text:a>ั๊ม-ผู้-ผู้-male-to-male-ยาว-20-cm-จำนวน-40-เส้น-สต็อกไทยส่งไว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read board 8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matrix-columns-spanned="1" table:number-matrix-rows-spanned="1" table:formula="of:=MMULT([.B4];[.C4])" office:value-type="float" office:value="440" calcext:value-type="float">
            <text:p>440</text:p>
          </table:table-cell>
          <table:table-cell office:value-type="string" calcext:value-type="string">
            <text:p><text:a xlink:href="https://www.analogread.com/product/62/breadboard-830-holes-บอร" xlink:type="simple">https://www.analogread.com/product/62/breadboard-830-holes-บอร</text:a>์ดทดลองขนาด-830-รู-สต็อกไทยส่งไว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read board 4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matrix-columns-spanned="1" table:number-matrix-rows-spanned="1" table:formula="of:=MMULT([.B5];[.C5])" office:value-type="float" office:value="280" calcext:value-type="float">
            <text:p>280</text:p>
          </table:table-cell>
          <table:table-cell office:value-type="string" calcext:value-type="string">
            <text:p>https://www.analogread.com/product/60/breadboard-400-holes</text:p>
          </table:table-cell>
          <table:table-cell table:number-columns-repeated="16379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zh" style:country-asian="CN" style:font-name-complex="Waree" style:font-size-complex="10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42:51.284282568</meta:creation-date>
    <dc:date>2023-04-12T23:03:26.802096617</dc:date>
    <meta:editing-duration>PT20M33S</meta:editing-duration>
    <meta:editing-cycles>5</meta:editing-cycles>
    <meta:generator>LibreOffice/7.4.5.1$Linux_X86_64 LibreOffice_project/40$Build-1</meta:generator>
    <meta:document-statistic meta:table-count="1" meta:cell-count="25" meta:object-count="0"/>
  </office:meta>
</office:document-meta>
</file>